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361b" officeooo:paragraph-rsid="00023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vcits amlapuram</text:p>
      <text:p text:style-name="P1"/>
      <text:p text:style-name="P1"/>
      <text:p text:style-name="P1">ssc</text:p>
      <text:p text:style-name="P1">diploma</text:p>
      <text:p text:style-name="P1">b.tech</text:p>
      <text:p text:style-name="P1">m.tech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1T16:19:28.769000000</dc:date>
    <meta:editing-duration>PT1M41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5" meta:word-count="6" meta:character-count="38" meta:non-whitespace-character-count="37"/>
  </office:meta>
</office:document-meta>
</file>